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Arial2" svg:font-family="Arial" style:font-family-generic="swiss"/>
    <style:font-face style:name="Calibri" svg:font-family="Calibri"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5in" fo:margin-right="0in" fo:text-indent="0in" style:auto-text-indent="false"/>
      <style:text-properties fo:font-size="12pt" style:font-size-asian="12pt" style:font-size-complex="12pt"/>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break-before="page"/>
    </style:style>
    <style:style style:name="P7" style:family="paragraph" style:parent-style-name="Standard" style:master-page-name="Standard">
      <style:paragraph-properties fo:text-align="center" style:justify-single-word="false" style:page-number="auto"/>
    </style:style>
    <style:style style:name="P8" style:family="paragraph" style:parent-style-name="List_20_Paragraph" style:list-style-name="WWNum1"/>
    <style:style style:name="P9" style:family="paragraph" style:parent-style-name="List_20_Paragraph" style:list-style-name="WWNum5"/>
    <style:style style:name="P10" style:family="paragraph" style:parent-style-name="List_20_Paragraph" style:list-style-name="WWNum8"/>
    <style:style style:name="P11" style:family="paragraph" style:parent-style-name="List_20_Paragraph" style:list-style-name="WWNum9"/>
    <style:style style:name="P12" style:family="paragraph" style:parent-style-name="List_20_Paragraph" style:list-style-name="WWNum5">
      <style:paragraph-properties fo:margin-top="0.1665in" fo:margin-bottom="0.111in"/>
    </style:style>
    <style:style style:name="T1" style:family="text">
      <style:text-properties fo:font-weight="bold" style:font-weight-asian="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style>
    <style:style style:name="T4" style:family="text">
      <style:text-properties fo:color="#ff0000"/>
    </style:style>
    <style:style style:name="T5" style:family="text">
      <style:text-properties fo:color="#ff0000" style:text-underline-style="solid" style:text-underline-width="auto" style:text-underline-color="font-color" fo:font-weight="bold" style:font-weight-asian="bold"/>
    </style:style>
    <style:style style:name="T6" style:family="text">
      <style:text-properties fo:font-size="12pt" style:font-size-asian="12pt" style:font-size-complex="12pt"/>
    </style:style>
    <style:style style:name="T7" style:family="text">
      <style:text-properties style:text-position="sub 58%"/>
    </style:style>
    <style:style style:name="T8" style:family="text">
      <style:text-properties style:text-position="sub 58%" fo:font-size="12pt" style:font-size-asian="12pt" style:font-size-complex="12pt"/>
    </style:style>
    <style:style style:name="T9" style:family="text">
      <style:text-properties style:text-position="sub 58%" fo:font-size="16pt" style:font-size-asian="16pt" style:font-size-complex="16pt"/>
    </style:style>
    <style:style style:name="T10" style:family="text">
      <style:text-properties style:text-position="super 58%"/>
    </style:style>
    <style:style style:name="T11" style:family="text">
      <style:text-properties style:text-position="super 58%" fo:font-size="16pt" style:font-size-asian="16pt" style:font-size-complex="16pt"/>
    </style:style>
    <style:style style:name="T12" style:family="text">
      <style:text-properties fo:color="#000000" style:font-name="Consolas" fo:font-size="10pt" fo:background-color="#0000ff" style:font-size-asian="10pt" style:font-name-complex="Consolas1" style:font-size-complex="10pt"/>
    </style:style>
    <style:style style:name="T13" style:family="text">
      <style:text-properties fo:color="#000000" style:font-name="Consolas" fo:font-size="10pt" style:font-size-asian="10pt" style:font-name-complex="Consolas1" style:font-size-complex="10pt"/>
    </style:style>
    <style:style style:name="T14" style:family="text">
      <style:text-properties fo:color="#000000" style:font-name="Consolas" fo:font-size="10pt" fo:background-color="#9900ff" style:font-size-asian="10pt" style:font-name-complex="Consolas1" style:font-size-complex="10pt"/>
    </style:style>
    <style:style style:name="T15" style:family="text">
      <style:text-properties fo:color="#000000" style:font-name="Consolas" fo:font-size="10pt" fo:background-color="#ff9900" style:font-size-asian="10pt" style:font-name-complex="Consolas1" style:font-size-complex="10pt"/>
    </style:style>
    <style:style style:name="T16" style:family="text">
      <style:text-properties fo:color="#6a3e3e" style:font-name="Consolas" fo:font-size="10pt" fo:background-color="#0000ff" style:font-size-asian="10pt" style:font-name-complex="Consolas1" style:font-size-complex="10pt"/>
    </style:style>
    <style:style style:name="T17" style:family="text">
      <style:text-properties fo:color="#6a3e3e" style:font-name="Consolas" fo:font-size="10pt" fo:background-color="#9900ff" style:font-size-asian="10pt" style:font-name-complex="Consolas1" style:font-size-complex="10pt"/>
    </style:style>
    <style:style style:name="T18" style:family="text">
      <style:text-properties fo:color="#6a3e3e" style:font-name="Consolas" fo:font-size="10pt" fo:background-color="#ff9900" style:font-size-asian="10pt" style:font-name-complex="Consolas1" style:font-size-complex="10pt"/>
    </style:style>
    <style:style style:name="T19" style:family="text">
      <style:text-properties fo:color="#7f0055" style:font-name="Consolas" fo:font-size="10pt" fo:font-weight="bold" fo:background-color="#0000ff" style:font-size-asian="10pt" style:font-weight-asian="bold" style:font-name-complex="Consolas1" style:font-size-complex="10pt" style:font-weight-complex="bold"/>
    </style:style>
    <style:style style:name="T20" style:family="text">
      <style:text-properties fo:color="#7f0055" style:font-name="Consolas" fo:font-size="10pt" fo:font-weight="bold" fo:background-color="#9900ff" style:font-size-asian="10pt" style:font-weight-asian="bold" style:font-name-complex="Consolas1" style:font-size-complex="10pt" style:font-weight-complex="bold"/>
    </style:style>
    <style:style style:name="T21" style:family="text">
      <style:text-properties fo:color="#7f0055" style:font-name="Consolas" fo:font-size="10pt" fo:font-weight="bold" fo:background-color="#ff9900" style:font-size-asian="10pt" style:font-weight-asian="bold" style:font-name-complex="Consolas1" style:font-size-complex="10pt" style:font-weight-complex="bold"/>
    </style:style>
    <style:style style:name="T22" style:family="text">
      <style:text-properties style:font-name="Wingdings"/>
    </style:style>
    <style:style style:name="T23" style:family="text">
      <style:text-properties fo:background-color="#ff9900"/>
    </style:style>
    <style:style style:name="T24" style:family="text">
      <style:text-properties fo:background-color="#ffffff"/>
    </style:style>
    <style:style style:name="T25"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Assignment 4 <text:s text:c="2"/>specification document – Topo Sort – knapsack – <text:s/>floyd’s algorithms</text:span></text:p>
      <text:p text:style-name="Standard">In this assignment, you will write java code for each of the following algorithms as discussed in class:</text:p>
      <text:list xml:id="list1486675837593547024" text:style-name="WWNum1">
        <text:list-item>
          <text:p text:style-name="P8">Topological Sort</text:p>
        </text:list-item>
        <text:list-item>
          <text:p text:style-name="P8">0-1 knapsack problem </text:p>
        </text:list-item>
        <text:list-item>
          <text:p text:style-name="P8">Floyd’s algorithm</text:p>
        </text:list-item>
      </text:list>
      <text:p text:style-name="Standard"><text:span text:style-name="T1">Problem 1: Topological sort</text:span>: This algorithm, if possible, sorts a set of partially ordered objects. Such a set can be visualized as a digraph, where a directed edge from object A to object B means that object A must precede object B in any sorted order of the objects. Remember that there can be more than one topological sort of a set of partially ordered objects. If the set of objects cannot be sorted topologically then the conclusion is that the digraph contains a cycle. </text:p>
      <text:p text:style-name="Standard"><text:span text:style-name="T1">For additonal detials and examples see lecture 4 class notes.</text:span> Here is a pseudo-code for the algorithm (also available in Lecture 4 class notes).</text:p>
      <text:p text:style-name="Standard">//input: a digraph G with n vertices and the inDegrees of the nodes<text:line-break/>//output: A topological ordering v1, …,vn of the nodes of G, or that G is cyclic</text:p>
      <text:p text:style-name="P3">Step 1: create a stack S <text:line-break/>Step 2: for each u, if inDegree(u) = 0 then push u on to S; <text:tab/><text:tab/> <text:line-break/>Step 3: i = 1;<text:line-break/> <text:s text:c="4"/>step 3.1:<text:tab/>while S is not empty<text:line-break/><text:tab/>step 3.1.1:<text:tab/>u = pop (S) ;<text:line-break/> <text:s text:c="14"/>step 3.1.2:<text:tab/>print(u);<text:line-break/><text:tab/>step 3.1.3:<text:tab/>i++ ;<text:line-break/><text:tab/>step 3.1.4:<text:tab/>for each neighbour v of u <text:line-break/><text:tab/><text:tab/><text:tab/><text:tab/>reduce the inDegree(v) by 1; <text:line-break/> <text:s text:c="57"/>if inDegree(v) = 0 then push(v) on to S.; <text:s/></text:p>
      <text:p text:style-name="P5">Step 4: if i &gt; n then return the output else declare G is cyclic;</text:p>
      <text:p text:style-name="P5"/>
      <text:p text:style-name="Standard"><text:span text:style-name="T1">Your programming project - <text:s/>details and assumptions – Part 1.</text:span></text:p>
      <text:p text:style-name="Standard">In part 1 of the project you will implement the Topological Sorting algorithm using the pseudocode given above.</text:p>
      <text:p text:style-name="Standard">Remember pseudocode presents the general structure of the code without regard for optimality. You should incorporate, wherever possible, optimality in your implementation. </text:p>
      <text:p text:style-name="Standard">Assume that the nodes of the digraph are labeled by integers from one onwards. Input to the algorithm is provided through a file. The input file may have zero or more lines of comments followed by an integer that represents the number of nodes in the graph followed by one edge per line. <text:s/>A comment line starts with ‘c’ as the first character in the first column of the line followed by a space char. A pair of integers represents a directed edge from the first integer to the second i.e. (1, 2) represents an edge from 1 to <text:s/>2. Here is a sample input file: </text:p>
      <text:p text:style-name="Standard"><text:soft-page-break/><text:span text:style-name="T2"><text:s/>6</text:span></text:p>
      <text:p text:style-name="Standard"><text:span text:style-name="T2">1 <text:s/>2 <text:s/><text:line-break/> 1 <text:s/>6 <text:s/><text:line-break/> 1 <text:s/>5 <text:s/><text:line-break/> 2 <text:s/>3 <text:s/><text:line-break/> 2 <text:s/>6 <text:s/><text:line-break/> 3 <text:s/>6 <text:s/><text:line-break/> 3 <text:s/>4 <text:s/><text:line-break/> 4 <text:s/>6 <text:s/><text:line-break/> 4 <text:s/>5 <text:s/><text:line-break/> 5 <text:s/>6 </text:span></text:p>
      <text:p text:style-name="Standard">Your algorithm will <text:span text:style-name="T4">output its result to a file</text:span>, optionally preceded by comments. Output the entire sorted sequence of nodes in one line. Remember that there should be n nodes in topological sort of the digraph with n-vertices. If a topological sort is not possible, output the message that the graph contains a cycle. Provide appropriate annotations to your outputs.</text:p>
      <text:p text:style-name="Standard">Note: you are allowed to reuse as much of the code as possible from the previous three assignments.</text:p>
      <text:p text:style-name="Standard"><text:span text:style-name="T1">Problem 2: 0-1 knapsack problem : </text:span>A 0-1 knapsack problem tries to solve the following problem<text:span text:style-name="T1">. </text:span><text:span text:style-name="T6">Given <text:s/>S = {1, 2, 3, …, n} <text:s/>of objects with weights w = (w</text:span><text:span text:style-name="T8">1</text:span><text:span text:style-name="T6">, w</text:span><text:span text:style-name="T8">2</text:span><text:span text:style-name="T6">, w</text:span><text:span text:style-name="T8">3</text:span><text:span text:style-name="T6">, …, w</text:span><text:span text:style-name="T8">n</text:span><text:span text:style-name="T6">) and values v = (v</text:span><text:span text:style-name="T8">1</text:span><text:span text:style-name="T6">, v</text:span><text:span text:style-name="T8">2</text:span><text:span text:style-name="T6">, v</text:span><text:span text:style-name="T8">3</text:span><text:span text:style-name="T6">, …, v</text:span><text:span text:style-name="T8">n</text:span><text:span text:style-name="T6">), and W &gt; 0, find a subset T (of S) that will maximize Σ v</text:span><text:span text:style-name="T8">i </text:span><text:span text:style-name="T6">, <text:s/>i <text:s/>ε T <text:s/>subject to <text:s/>Σ w</text:span><text:span text:style-name="T8">i </text:span><text:span text:style-name="T6">, <text:s/>i <text:s/>ε T <text:s/>is &lt;= W.</text:span></text:p>
      <text:p text:style-name="Standard"><text:span text:style-name="T1">For additional details and examples <text:s/>see lecture 6 class notes. </text:span>Here is a pseudo-code for the algorithm (also available in Lecture 6 class notes).</text:p>
      <text:p text:style-name="P3"><text:span text:style-name="T6">//input: 1.cardinality of the set of elements - n<text:line-break/>// <text:s text:c="11"/>2. weight and value of each element i – w</text:span><text:span text:style-name="T8">i</text:span><text:span text:style-name="T6">, v</text:span><text:span text:style-name="T8">i</text:span><text:span text:style-name="T6"><text:line-break/>// <text:s text:c="12"/>3. maximum sack size – W<text:line-break/>// output: the matrix of subproblem solutions; and, the optimal set with its value.</text:span></text:p>
      <text:p text:style-name="P4"/>
      <text:p text:style-name="P3"><text:span text:style-name="T6">Knapsack (v, w, n, W ) {</text:span></text:p>
      <text:p text:style-name="P3"><text:span text:style-name="T6"><text:s text:c="5"/>Step 1:<text:tab/> int [ n+1] [W + 1]<text:tab/>M;<text:line-break/> <text:s text:c="4"/>Step 2:<text:tab/>for ( k = 0 to W ) M[0, k] = 0;<text:line-break/> <text:s text:c="4"/>Step 3:<text:tab/>for (i = 1 to n ) <text:line-break/> <text:s text:c="4"/><text:tab/>Step 3.1:<text:tab/>for (j = 0 to W) <text:line-break/> <text:s text:c="12"/>Step 3.1.1: <text:s text:c="17"/><text:tab/>M[i, j] = max { M[ i -1, j ], M[ i -1, j – w</text:span><text:span text:style-name="T8">i</text:span><text:span text:style-name="T6"> ] + v</text:span><text:span text:style-name="T8">i</text:span><text:span text:style-name="T6"> }; <text:line-break/> <text:s text:c="4"/>Step 4:<text:tab/>return M[n, W];<text:line-break/>}</text:span></text:p>
      <text:p text:style-name="Standard"><text:soft-page-break/><text:span text:style-name="T1">Your programming project - <text:s/>details and assumptions – Part 2.</text:span></text:p>
      <text:p text:style-name="Standard">In part 2 of the project you will implement the 0-1 knapsack algorithm using a modified version of the the pseudocode given above. <text:s/>The modification should enable you to output the optimal set and its value. </text:p>
      <text:p text:style-name="Standard">Remember pseudocode presents the general structure of the code without regard for optimality. You are welcome to incorporate optimality in your implementation. </text:p>
      <text:p text:style-name="Standard">Assume that the members of the set are labeled by integers from one onwards. Input to the algorithm is provided through a file. The input file may have zero or more lines of comments followed by three lines of integers. <text:s/>A comment line starts with ‘c’ as the first character in the first column of a line followed by a <text:s/>space character. The first line represents the cardinality of the set of elements, and the maximum size of the sack. the second line contains the weights of the elements and the third line contains the values of the elements. <text:s/>Here is a sample input file: </text:p>
      <text:p text:style-name="Standard"><text:span text:style-name="T6">5 <text:s/>11</text:span></text:p>
      <text:p text:style-name="Standard"><text:span text:style-name="T6"><text:s/>1 <text:s/>2 <text:s/>5 <text:s/>6 <text:s/>7</text:span></text:p>
      <text:p text:style-name="Standard"><text:span text:style-name="T6"><text:s/>1 <text:s/>6 <text:s/>18 <text:s/>22 <text:s/>28</text:span></text:p>
      <text:p text:style-name="Standard">Your algorithm will <text:span text:style-name="T4">output its result to a file</text:span>, optionally preceded by comments. Output the entire input, <text:s/>the max value, and the <text:span text:style-name="T4">optimal set along with its value.</text:span> Provide appropriate annotations to your outputs.</text:p>
      <text:p text:style-name="Standard"><text:span text:style-name="T1">Problem 3: <text:s/>Floyds algorithm.</text:span></text:p>
      <text:p text:style-name="Standard"><text:span text:style-name="T1"><text:s/>This algorithm finds the shortest path between any two nodes in a digraph.</text:span></text:p>
      <text:p text:style-name="Standard"><text:span text:style-name="T1">For additional details and examples see lecture 8 class notes.</text:span> Here is a pseudo-code (also, available in lecture 8 class notes).</text:p>
      <text:p text:style-name="P3">Algorithm Floyd(W)</text:p>
      <text:p text:style-name="P3">//Input: the weighted adjacency matrix W of a digraph with n-vertices and no negative-length //cycle<text:line-break/>//Output: the distance matrix of the shortest paths’ <text:s/>between any two nodes. Also, output the <text:s/>//path and its weight between a pair of nodes.</text:p>
      <text:p text:style-name="P3">Step 1: D = W<text:tab/><text:tab/> <text:line-break/>Step 2: for k = 1..n do<text:tab/> <text:line-break/> <text:s/>Step 2.1: <text:s text:c="2"/>for i = 1..n do<text:line-break/> <text:s/>Step 2.2: <text:s text:c="7"/>for j = 1..n do<text:line-break/> <text:s text:c="7"/><text:tab/><text:tab/><text:tab/><text:span text:style-name="T25">d</text:span><text:span text:style-name="T9">ij</text:span><text:span text:style-name="T11"> </text:span><text:span text:style-name="T25">= min{d</text:span><text:span text:style-name="T9">ij</text:span><text:span text:style-name="T25">, <text:s/>d</text:span><text:span text:style-name="T9">ik</text:span><text:span text:style-name="T25"> + d</text:span><text:span text:style-name="T9">kj</text:span><text:span text:style-name="T11"> <text:s/></text:span><text:span text:style-name="T25">);</text:span></text:p>
      <text:p text:style-name="P3">Step 3: return D</text:p>
      <text:p text:style-name="P3"/>
      <text:p text:style-name="P3"/>
      <text:p text:style-name="Standard"><text:soft-page-break/><text:span text:style-name="T1">Your programming project - <text:s/>details and assumptions – Part 3</text:span></text:p>
      <text:p text:style-name="Standard">In part 3 of the project, you will implement Floyd’s algorithm <text:s/>using a modified version of the pseudocode given above. The modified Floyd’s algorithm should enable us to <text:s/>construct the path <text:s text:c="2"/>between any two nodes i and j. <text:s/>the choicd of i and j is left to you but they should not just form an edge.</text:p>
      <text:p text:style-name="Standard">Remember pseudocode presents the general structure of the code without regard for optimality. You are welcome to incorporate optimality in your implementation. </text:p>
      <text:p text:style-name="Standard">Assume that the nodes are labeled by integers from one onwards. Input to the algorithm is provided through a file. The input file may have zero or more lines of comments followed by an integer that represents the number of nodes in the graph followed by one edge per line. <text:s/>A comment line starts with ‘c’ as the first character in the first column of the line followed by a space char. A triplet of integers represents a directed edge, where the third integer is the weight of the edge from the first to the second integer. i.e. an edge 1 <text:s/>2 <text:s/>3 <text:s text:c="2"/>means that the weight of the edge from 1 to 2 is 3. Here is a sample input file: </text:p>
      <text:p text:style-name="Standard"><text:span text:style-name="T2"><text:s/>6</text:span></text:p>
      <text:p text:style-name="Standard"><text:span text:style-name="T2">1 <text:s/>2 <text:s/>3 <text:line-break/> 1 <text:s/>6 <text:s/>5 <text:line-break/> 1 <text:s/>5 <text:s/>6 <text:line-break/> 2 <text:s/>3 <text:s/>1 <text:line-break/> 2 <text:s/>6 <text:s/>4 <text:line-break/> 3 <text:s/>6 <text:s/>4 <text:line-break/> 3 <text:s/>4 <text:s/>6 <text:line-break/> 4 <text:s/>6 <text:s/>5 <text:line-break/> 4 <text:s/>5 <text:s/>8 <text:line-break/> 5 <text:s/>6 <text:s/>2</text:span></text:p>
      <text:p text:style-name="P1"/>
      <text:p text:style-name="P1">matrix length = 7</text:p>
      <text:p text:style-name="P1">temp = (0 – 6) x (0 – 6)</text:p>
      <text:p text:style-name="P1">i = 0 <text:s/>/ matrix = 1 <text:s/>/ <text:s/>temp = 0</text:p>
      <text:p text:style-name="P1">i = 6 <text:s/>/ <text:s/>matrix = 7 <text:s/>/ <text:s/>temp = 6</text:p>
      <text:p text:style-name="P1"/>
      <text:p text:style-name="P1"/>
      <text:p text:style-name="P1"/>
      <text:p text:style-name="P1"><text:soft-page-break/></text:p>
      <text:p text:style-name="Standard">Your algorithm will <text:span text:style-name="T4">output its results to a file</text:span>, optionally preceded by comments. Output each of the input and output graphs as 2-D matrices in the traditional (i.e. row-colum arrangment) format without any extra punctuations. <text:span text:style-name="T5">Also, output the path (not just the edge) for a pair of nodes and its weight. <text:s/></text:span>Provide appropriate annotations to your outputs.</text:p>
      <text:p text:style-name="Standard">Note: you are allowed to reuse as much of the code as possible from the previous three assignments.</text:p>
      <text:p text:style-name="P2"/>
      <text:p text:style-name="P2"/>
      <text:p text:style-name="P6"><text:span text:style-name="T1">Implementation details:</text:span></text:p>
      <text:p text:style-name="Standard"><text:span text:style-name="T1">Assignment 4 - Part 1</text:span></text:p>
      <text:list xml:id="list8336439552903353415" text:style-name="WWNum5">
        <text:list-item>
          <text:p text:style-name="P9">Define a class called <text:span text:style-name="T12">TopoSort</text:span>&lt;yourLastName&gt; &lt;section#&gt; .</text:p>
        </text:list-item>
        <text:list-item>
          <text:p text:style-name="P12"><text:span text:style-name="T12">Write createDiGraph(File </text:span><text:span text:style-name="T16">dataFile</text:span><text:span text:style-name="T12">) </text:span>that reads the dataFile and constructs a digraph. A digraph is represented as an adjacency list, where each list is a list of edges in no particular order. Initial inDegree array must be constructed in constant cost. When a new edge is added to the list of edges, make sure that it is not already in the list. Must use the ‘contains(Object e)’ to perform this test.</text:p>
        </text:list-item>
        <text:list-item>
          <text:p text:style-name="P12"><text:span text:style-name="T13">Write sort</text:span> (File dataFile) that implements the pseudo code given in the specification part of this document. Must use an iterator or a for-each loop to process a list of edges. Sorted order must be stored in a string for eventual output.</text:p>
        </text:list-item>
        <text:list-item>
          <text:p text:style-name="P12">Include a main(…), without any new local variabes, to run the code </text:p>
        </text:list-item>
      </text:list>
      <text:p text:style-name="Standard"><text:span text:style-name="T1">Assignment 4 - Part 2</text:span></text:p>
      <text:list xml:id="list7519004285066513617" text:style-name="WWNum8">
        <text:list-item>
          <text:p text:style-name="P10">Define a class called <text:span text:style-name="T12">Knapsack</text:span>&lt;yourLastName&gt; &lt;section#&gt; .</text:p>
        </text:list-item>
        <text:list-item>
          <text:p text:style-name="P10">Define <text:span text:style-name="T12">createKnapsackArray(File </text:span><text:span text:style-name="T16">dataFile</text:span><text:span text:style-name="T12">)</text:span><text:span text:style-name="T13"> that reads the dataFile and initializes the variables: setSize, sackSize, weightArray,valueArray, and the knapsackArray.</text:span></text:p>
        </text:list-item>
        <text:list-item>
          <text:p text:style-name="P10"><text:span text:style-name="T13">Define </text:span><text:span text:style-name="T12">knapsackSolutionSet(File </text:span><text:span text:style-name="T16">dataFile</text:span><text:span text:style-name="T12">)</text:span><text:span text:style-name="T13"> that computes and stores the solutions to the subproblems. This method also finds and prints the optimal set and its value without any method call.</text:span></text:p>
        </text:list-item>
        <text:list-item>
          <text:p text:style-name="P10">Add any other appropriate, but minimal, code to make the class executable.</text:p>
        </text:list-item>
      </text:list>
      <text:p text:style-name="Standard"><text:span text:style-name="T1">Assignment 4 – Part 3</text:span></text:p>
      <text:list xml:id="list1973808747454748790" text:style-name="WWNum9">
        <text:list-item>
          <text:p text:style-name="P11">Define a class called <text:span text:style-name="T24"><text:s/></text:span><text:span text:style-name="T15">WarshallFloyd</text:span>&lt;yourLastName&gt; &lt;section#&gt; .</text:p>
        </text:list-item>
        <text:list-item>
          <text:p text:style-name="P11"><text:s/>Define <text:span text:style-name="T15">constructWDAMatrix(</text:span><text:span text:style-name="T18">dataFile</text:span><text:span text:style-name="T15">), which reads the data file and constructs the weighted matrix of the digraph. </text:span></text:p>
        </text:list-item>
        <text:list-item>
          <text:p text:style-name="P11"><text:span text:style-name="T15">Define shortestPath(File </text:span><text:span text:style-name="T18">dataFile</text:span><text:span text:style-name="T15">)</text:span><text:span text:style-name="T13"> to compute the all-source shortest paths matrix. <text:s/></text:span></text:p>
        </text:list-item>
        <text:list-item>
          <text:p text:style-name="P11"><text:span text:style-name="T13">Define </text:span><text:span text:style-name="T15">String path(</text:span><text:span text:style-name="T21">int</text:span><text:span text:style-name="T15"> </text:span><text:span text:style-name="T18">i</text:span><text:span text:style-name="T15">, </text:span><text:span text:style-name="T21">int</text:span><text:span text:style-name="T15"> </text:span><text:span text:style-name="T18">j</text:span><text:span text:style-name="T15">)</text:span><text:span text:style-name="T13"> that returns the path between nodes i and j.</text:span></text:p>
        </text:list-item>
        <text:list-item>
          <text:p text:style-name="P11">Add any other appropriate, but minimal, code to make the class executable.</text:p>
        </text:list-item>
        <text:list-item>
          <text:p text:style-name="P11"><text:span text:style-name="T13">You are allowed use of additional, but minimal, memory that will help construct the path between two nodes.</text:span></text:p>
        </text:list-item>
      </text:list>
      <text:p text:style-name="P2"/>
      <text:p text:style-name="Standard"><text:span text:style-name="T3">Submission instructions</text:span></text:p>
      <text:p text:style-name="List_20_Paragraph"><text:soft-page-break/>Follow the following schedule:</text:p>
      <text:p text:style-name="List_20_Paragraph"/>
      <text:p text:style-name="List_20_Paragraph">Assignment 4 – Part 2: due on or before <text:span text:style-name="T22"></text:span><text:tab/>section 1: Apr 9; <text:tab/>section 2: <text:s/>Apr 10<text:line-break/>Assignment 4 – Part 3: due on or before <text:span text:style-name="T22"></text:span><text:tab/>section 1: Apr 16;<text:tab/>section 2: Apr 16 </text:p>
      <text:p text:style-name="List_20_Paragraph">Assignment 4 – Part 1: due on or before <text:span text:style-name="T22"></text:span><text:tab/>section 1: Apr 23;<text:tab/>section 2: Apr 23</text:p>
      <text:p text:style-name="List_20_Paragraph">Assignment 4 -- Hard deadline <text:span text:style-name="T22"></text:span><text:tab/><text:tab/>section 1: Apr 23; <text:tab/>section 2: Apr 23</text:p>
      <text:p text:style-name="Standard"><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Arial2" svg:font-family="Arial" style:font-family-generic="swiss"/>
    <style:font-face style:name="Calibri" svg:font-family="Calibri"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jasethupathy, Kulathur</meta:initial-creator>
    <meta:editing-cycles>7</meta:editing-cycles>
    <meta:print-date>2018-04-02T13:52:00</meta:print-date>
    <meta:creation-date>2018-03-24T18:54:00</meta:creation-date>
    <dc:date>2018-04-15T15:54:19.04</dc:date>
    <meta:editing-duration>P1DT12H37M13S</meta:editing-duration>
    <meta:generator>OpenOffice/4.1.3$Win32 OpenOffice.org_project/413m1$Build-9783</meta:generator>
    <meta:document-statistic meta:table-count="0" meta:image-count="0" meta:object-count="0" meta:page-count="7" meta:paragraph-count="74" meta:word-count="1795" meta:character-count="9875"/>
    <meta:user-defined meta:name="AppVersion">16.0000</meta:user-defined>
    <meta:user-defined meta:name="Company">The College at Brockpor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